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pitch="variable"/>
    <style:font-face style:name="Nachlieli CLM2" svg:font-family="'Nachlieli CLM'" style:font-family-generic="roman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4" style:family="paragraph" style:parent-style-name="Heading_20_2">
      <style:paragraph-properties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officeooo:rsid="06f60635" officeooo:paragraph-rsid="06f60635" style:font-size-asian="12pt" style:font-name-complex="David CLM" style:font-size-complex="12pt"/>
    </style:style>
    <style:style style:name="P7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669c3" style:font-size-asian="12pt" style:font-name-complex="David CLM" style:font-size-complex="12pt"/>
    </style:style>
    <style:style style:name="P8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73d6a" style:font-size-asian="12pt" style:font-name-complex="David CLM" style:font-size-complex="12pt"/>
    </style:style>
    <style:style style:name="P9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87d89" style:font-size-asian="12pt" style:font-name-complex="David CLM" style:font-size-complex="12pt"/>
    </style:style>
    <style:style style:name="P10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bf160" style:font-size-asian="12pt" style:font-name-complex="David CLM" style:font-size-complex="12pt"/>
    </style:style>
    <style:style style:name="P11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12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50f70" style:font-size-asian="12pt" style:font-name-complex="David CLM" style:font-size-complex="12pt"/>
    </style:style>
    <style:style style:name="P13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e5f73" style:font-size-asian="12pt" style:font-name-complex="David CLM" style:font-size-complex="12pt"/>
    </style:style>
    <style:style style:name="P14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15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16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719645f" style:font-size-asian="12pt" style:font-name-complex="David CLM" style:font-size-complex="12pt"/>
    </style:style>
    <style:style style:name="P17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6fe9b7b" style:font-size-asian="12pt" style:font-name-complex="David CLM" style:font-size-complex="12pt"/>
    </style:style>
    <style:style style:name="P18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rsid="0703ba20" officeooo:paragraph-rsid="0703ba20" style:font-size-asian="12pt" style:font-name-complex="David CLM" style:font-size-complex="12pt"/>
    </style:style>
    <style:style style:name="P1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2154e" officeooo:paragraph-rsid="0712154e" style:font-size-asian="12pt" style:font-name-complex="David CLM" style:font-size-complex="12pt"/>
    </style:style>
    <style:style style:name="P20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31afd" officeooo:paragraph-rsid="07131afd" style:font-size-asian="12pt" style:font-name-complex="David CLM" style:font-size-complex="12pt"/>
    </style:style>
    <style:style style:name="P21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22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23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4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25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1617f2" officeooo:paragraph-rsid="071617f2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P26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27" style:family="paragraph" style:parent-style-name="Standard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officeooo:paragraph-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P28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position="9% 100%" style:font-name="David CLM" fo:font-size="12pt" officeooo:rsid="06edb803" officeooo:paragraph-rsid="07131afd" style:font-size-asian="12pt" style:font-name-complex="David CLM" style:font-size-complex="12pt"/>
    </style:style>
    <style:style style:name="P29" style:family="paragraph" style:parent-style-name="Heading_20_2">
      <style:paragraph-properties fo:line-height="100%" fo:text-align="end" style:justify-single-word="false" style:writing-mode="rl-tb"/>
      <style:text-properties fo:color="#468a1a" loext:opacity="100%" style:font-name="David CLM" fo:font-size="12pt" fo:language="en" fo:country="US" fo:font-style="normal" fo:font-weight="normal" officeooo:rsid="0719645f" officeooo:paragraph-rsid="0719645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P30" style:family="paragraph" style:parent-style-name="Default_7e_LT_7e_Gliederung_20_1">
      <style:paragraph-properties fo:text-align="end" style:justify-single-word="false" style:writing-mode="rl-tb"/>
    </style:style>
    <style:style style:name="P31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32" style:family="paragraph" style:parent-style-name="Standard">
      <style:paragraph-properties fo:text-align="end" style:justify-single-word="false" style:writing-mode="rl-tb"/>
      <style:text-properties officeooo:paragraph-rsid="071f448e"/>
    </style:style>
    <style:style style:name="P33" style:family="paragraph" style:parent-style-name="Default_7e_LT_7e_Gliederung_20_1">
      <style:paragraph-properties fo:text-align="end" style:justify-single-word="false" style:writing-mode="rl-tb"/>
      <style:text-properties officeooo:paragraph-rsid="06f87d89"/>
    </style:style>
    <style:style style:name="P34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35" style:family="paragraph" style:parent-style-name="Standard">
      <style:paragraph-properties fo:text-align="end" style:justify-single-word="false" style:writing-mode="rl-tb"/>
      <style:text-properties fo:font-weight="normal" officeooo:paragraph-rsid="071c8679" style:font-weight-asian="normal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71baa5e"/>
    </style:style>
    <style:style style:name="P37" style:family="paragraph" style:parent-style-name="Standard">
      <style:paragraph-properties fo:text-align="start" style:justify-single-word="false" style:writing-mode="lr-tb"/>
      <style:text-properties officeooo:paragraph-rsid="071c8679"/>
    </style:style>
    <style:style style:name="P38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officeooo:paragraph-rsid="071f9511"/>
    </style:style>
    <style:style style:name="P39" style:family="paragraph" style:parent-style-name="Standard">
      <style:text-properties officeooo:paragraph-rsid="0719645f"/>
    </style:style>
    <style:style style:name="P40" style:family="paragraph" style:parent-style-name="Standard">
      <style:text-properties fo:language="en" fo:country="US" officeooo:rsid="0719645f" officeooo:paragraph-rsid="0719645f"/>
    </style:style>
    <style:style style:name="P41" style:family="paragraph" style:parent-style-name="Standard">
      <style:text-properties fo:language="en" fo:country="US" officeooo:rsid="07208ecc" officeooo:paragraph-rsid="07208ecc"/>
    </style:style>
    <style:style style:name="P42" style:family="paragraph" style:parent-style-name="Standard">
      <style:text-properties officeooo:paragraph-rsid="071a732a"/>
    </style:style>
    <style:style style:name="P43" style:family="paragraph" style:parent-style-name="Standard">
      <style:text-properties officeooo:paragraph-rsid="07208ecc"/>
    </style:style>
    <style:style style:name="P44" style:family="paragraph" style:parent-style-name="Standard">
      <style:text-properties officeooo:rsid="0719645f" officeooo:paragraph-rsid="0719645f"/>
    </style:style>
    <style:style style:name="P45" style:family="paragraph" style:parent-style-name="Standard">
      <style:text-properties style:font-name="Monospace" fo:language="en" fo:country="US" officeooo:rsid="071b3260" officeooo:paragraph-rsid="071b3260" style:font-size-asian="10.5pt" style:font-name-complex="David CLM1" style:font-weight-complex="normal"/>
    </style:style>
    <style:style style:name="P46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727326e" style:font-size-asian="12pt" style:font-name-complex="David CLM" style:font-size-complex="12pt"/>
    </style:style>
    <style:style style:name="P47" style:family="paragraph" style:parent-style-name="Default_7e_LT_7e_Gliederung_20_1">
      <style:paragraph-properties fo:text-align="end" style:justify-single-word="false" style:writing-mode="rl-tb"/>
      <style:text-properties officeooo:paragraph-rsid="072d4f63"/>
    </style:style>
    <style:style style:name="P48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officeooo:rsid="06e928d1" officeooo:paragraph-rsid="06e928d1" style:font-name-complex="David CLM"/>
    </style:style>
    <style:style style:name="P49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50" style:family="paragraph" style:parent-style-name="Text_20_body" style:list-style-name="L2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style:font-name="David CLM" officeooo:paragraph-rsid="06f22ffe" style:font-name-complex="David CLM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fo:font-weight="bold" officeooo:rsid="06edb803" style:font-weight-asian="bold" style:font-weight-complex="bold"/>
    </style:style>
    <style:style style:name="T8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20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7137575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723b804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727326e" style:letter-kerning="true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728d9ff" style:letter-kerning="true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72aefdb" style:letter-kerning="true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7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8" style:family="text">
      <style:text-properties style:text-outline="false" style:text-line-through-style="none" style:text-line-through-type="none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49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50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font-style="italic" fo:text-shadow="none" style:text-underline-style="none" fo:font-weight="bold" officeooo:rsid="07136fdd" style:letter-kerning="true" style:font-style-asian="italic" style:font-weight-asian="bold" style:font-weight-complex="bold" style:text-emphasize="none"/>
    </style:style>
    <style:style style:name="T52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56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7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8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9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60" style:family="text">
      <style:text-properties style:text-outline="false" style:text-line-through-style="none" style:text-line-through-type="none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61" style:family="text">
      <style:text-properties style:use-window-font-color="true" loext:opacity="0%" style:font-name="David CLM" officeooo:rsid="06a885f0" style:font-name-complex="David CLM"/>
    </style:style>
    <style:style style:name="T62" style:family="text">
      <style:text-properties style:use-window-font-color="true" loext:opacity="0%" style:font-name="David CLM" officeooo:rsid="07021188" style:font-name-complex="David CLM"/>
    </style:style>
    <style:style style:name="T63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4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4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6b797" style:letter-kerning="true" style:font-size-asian="12pt" style:font-style-asian="normal" style:font-weight-asian="normal" style:font-name-complex="David CLM" style:font-size-complex="12pt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258073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style:font-name="David CLM" fo:font-size="12pt" fo:language="en" fo:country="US" fo:font-style="normal" fo:text-shadow="none" style:text-underline-style="none" fo:font-weight="normal" officeooo:rsid="07258073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T77" style:family="text">
      <style:text-properties style:use-window-font-color="true" loext:opacity="0%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8" style:family="text">
      <style:text-properties style:use-window-font-color="true" loext:opacity="0%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9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3260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officeooo:rsid="071b3260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7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8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9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baa5e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90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91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baa5e" style:letter-kerning="true" style:font-size-asian="10.5pt" style:font-style-asian="italic" style:font-name-complex="David CLM1" style:font-size-complex="12pt" style:font-style-complex="normal" style:text-emphasize="none"/>
    </style:style>
    <style:style style:name="T92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3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4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5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6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7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8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448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name-asian="DejaVu Sans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c8679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c8679" style:letter-kerning="true" style:font-size-asian="10.5pt" style:font-style-asian="normal" style:font-name-complex="David CLM1" style:font-size-complex="12pt" style:font-style-complex="normal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3260" style:letter-kerning="true" style:font-size-asian="10.5pt" style:font-style-asian="normal" style:font-name-complex="David CLM1" style:font-size-complex="12pt" style:font-style-complex="normal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aa5e" style:letter-kerning="true" style:font-size-asian="10.5pt" style:font-style-asian="normal" style:font-name-complex="David CLM1" style:font-size-complex="12pt" style:font-style-complex="normal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f448e" style:letter-kerning="true" style:font-name-asian="DejaVu Sans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c8679" style:letter-kerning="true" style:font-size-asian="10.5pt" style:font-style-asian="italic" style:font-name-complex="David CLM1" style:font-size-complex="12pt" style:font-style-complex="italic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style:text-position="3% 100%" style:font-name="Nachlieli CLM1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112" style:family="text">
      <style:text-properties officeooo:rsid="07106065"/>
    </style:style>
    <style:style style:name="T113" style:family="text">
      <style:text-properties fo:color="#468a1a" loext:opacity="100%"/>
    </style:style>
    <style:style style:name="T114" style:family="text">
      <style:text-properties fo:language="en" fo:country="US" officeooo:rsid="07208ecc"/>
    </style:style>
    <style:style style:name="T115" style:family="text">
      <style:text-properties style:font-name="Monospace" officeooo:rsid="0719645f" style:font-size-asian="10.5pt" style:font-name-complex="David CLM1" style:font-weight-complex="normal"/>
    </style:style>
    <style:style style:name="T116" style:family="text">
      <style:text-properties style:font-name="Monospace" fo:language="en" fo:country="US" officeooo:rsid="0719645f" style:font-size-asian="10.5pt" style:font-name-complex="David CLM1" style:font-weight-complex="normal"/>
    </style:style>
    <style:style style:name="T117" style:family="text">
      <style:text-properties style:font-name="Monospace" fo:language="en" fo:country="US" officeooo:rsid="07208ecc" style:font-size-asian="10.5pt" style:font-name-complex="David CLM1" style:font-weight-complex="normal"/>
    </style:style>
    <style:style style:name="T118" style:family="text">
      <style:text-properties style:font-name="Monospace" fo:font-weight="bold" officeooo:rsid="0719645f" style:font-size-asian="10.5pt" style:font-weight-asian="bold" style:font-name-complex="David CLM1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officeooo:rsid="072a91e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חלוקה הוגנת <text:span text:style-name="T112">בקירוב</text:span></text:h>
      <text:p text:style-name="Heading_20_2"><text:span text:style-name="T12">ח</text:span><text:span text:style-name="T11">לוקה </text:span><text:span text:style-name="T13">ללא-קנאה-</text:span><text:span text:style-name="T14">מלבד</text:span><text:span text:style-name="T13">-1</text:span><text:span text:style-name="T11"> וגם יעילה</text:span></text:p>
      <text:p text:style-name="P46"><text:span text:style-name="T29">ר</text:span><text:span text:style-name="T34">אינו איך מוצאים חלוקה EF1. כזכור, כשלמדנו על חלוקת משאבים רציפים, למדנו ש</text:span><text:span text:style-name="T25">תמיד קיימת חלוקה </text:span><text:span text:style-name="T22">EF</text:span><text:span text:style-name="T25"> ויעילה.</text:span><text:span text:style-name="T30"> </text:span><text:span text:style-name="T37">האם כשהחפצים בדידים </text:span><text:span text:style-name="T40">- תמיד </text:span><text:span text:style-name="T37">קיימת חלוקה </text:span><text:span text:style-name="T49">EF1</text:span><text:span text:style-name="T37"> ויעילה?</text:span></text:p>
      <text:p text:style-name="P10"><text:span text:style-name="T35">בחלוקת משאבים רציפים, </text:span><text:span text:style-name="T25">החלוקה הממקסמת את מכפלת ערכי המשתתפים היא ללא-קנאה ויעילה.</text:span><text:span text:style-name="T30"> </text:span><text:span text:style-name="T37">האם כשהחפצים בדידים – החלוקה הממקסמת את מכפלת ערכי המשתתפים היא EF1 ויעילה פארטו?</text:span></text:p>
      <text:p text:style-name="P10"><text:span text:style-name="T40">התשובה היא </text:span><text:span text:style-name="T22">כן</text:span><text:span text:style-name="T25">! </text:span><text:span text:style-name="T30">זה </text:span><text:span text:style-name="T25">התגלה ב-2016.</text:span></text:p>
      <text:p text:style-name="P10"><text:span text:style-name="T8">מ</text:span><text:span text:style-name="T24">שפט</text:span><text:span text:style-name="T25">: נניח ש:</text:span></text:p>
      <text:p text:style-name="P22">* ההעדפות <text:span text:style-name="T120">חיבוריות</text:span> – ערך של סל הוא סכום הערכים של החפצים בסל.</text:p>
      <text:p text:style-name="P22">* קיימת לפחות חלוקה אחת שבה כל שחקן מקבל ערך גדול מאפס.</text:p>
      <text:p text:style-name="P22">אז, כל חלוקה הממקסמת את מכפלת ערכי המשתתפים היא גם יעילה-פארטו וגם EF1.</text:p>
      <text:p text:style-name="P10"><text:span text:style-name="T24">הוכחה</text:span><text:span text:style-name="T25">: יעילות פארטו </text:span><text:span text:style-name="T36">ברורה </text:span><text:span text:style-name="T25">– </text:span><text:span text:style-name="T30">כל שיפור פארטו מגדיל את המכפלה.</text:span></text:p>
      <text:p text:style-name="P10"><text:span text:style-name="T30">EF1 - </text:span><text:span text:style-name="T25">נניח ש-</text:span><text:span text:style-name="T37">i</text:span><text:span text:style-name="T25"> מקנא ב-</text:span><text:span text:style-name="T37">j</text:span><text:span text:style-name="T25">. נסתכל על כל החפצים בסל של </text:span><text:span text:style-name="T37">j</text:span><text:span text:style-name="T25">. לכל חפץ </text:span><text:span text:style-name="T37">g</text:span><text:span text:style-name="T25">, נבדוק את יחס הערכים: <text:s/></text:span></text:p>
      <text:p text:style-name="P14"><text:span text:style-name="T37">V</text:span><text:span text:style-name="T17">i</text:span><text:span text:style-name="T37">(g) / V</text:span><text:span text:style-name="T17">j</text:span><text:span text:style-name="T37">(g)</text:span></text:p>
      <text:p text:style-name="P11"><text:span text:style-name="T25">נבחר את החפץ שיחס-הערכים שלו הכי גדול, ונעביר אותו מ-</text:span><text:span text:style-name="T37">j</text:span><text:span text:style-name="T25"> ל-</text:span><text:span text:style-name="T37">i</text:span><text:span text:style-name="T25">. המכפלה בחלוקה החדשה <text:s/>שווה-או-קטנה מהמכפלה בחלוקה הקודמת, ולכן:</text:span></text:p>
      <text:p text:style-name="P21"><text:span text:style-name="T52">[V</text:span><text:span text:style-name="T18">i</text:span><text:span text:style-name="T52">(X</text:span><text:span text:style-name="T18">i</text:span><text:span text:style-name="T52">)+V</text:span><text:span text:style-name="T18">i</text:span><text:span text:style-name="T52">(g)]*[V</text:span><text:span text:style-name="T18">j</text:span><text:span text:style-name="T52">(X</text:span><text:span text:style-name="T18">j</text:span><text:span text:style-name="T52">)-V</text:span><text:span text:style-name="T18">j</text:span><text:span text:style-name="T52">(g)] <text:s text:c="3"/>≤ <text:s text:c="3"/>V</text:span><text:span text:style-name="T18">i</text:span><text:span text:style-name="T52">(X</text:span><text:span text:style-name="T18">i</text:span><text:span text:style-name="T52">)*V</text:span><text:span text:style-name="T18">j</text:span><text:span text:style-name="T52">(X</text:span><text:span text:style-name="T18">j</text:span><text:span text:style-name="T52">)</text:span></text:p>
      <text:p text:style-name="P15"><text:span text:style-name="T37">→ <text:s/>V</text:span><text:span text:style-name="T17">j</text:span><text:span text:style-name="T37">(X</text:span><text:span text:style-name="T17">j</text:span><text:span text:style-name="T37">) * V</text:span><text:span text:style-name="T17">i</text:span><text:span text:style-name="T37">(g) / V</text:span><text:span text:style-name="T17">j</text:span><text:span text:style-name="T37">(g) <text:s text:c="3"/>≤ <text:s text:c="3"/>V</text:span><text:span text:style-name="T17">i</text:span><text:span text:style-name="T37">(X</text:span><text:span text:style-name="T17">i</text:span><text:span text:style-name="T37">) + V</text:span><text:span text:style-name="T17">i</text:span><text:span text:style-name="T37">(g)</text:span></text:p>
      <text:p text:style-name="P12"><text:span text:style-name="T15">→</text:span><text:span text:style-name="T37"> <text:s/>V</text:span><text:span text:style-name="T17">j</text:span><text:span text:style-name="T37">(X</text:span><text:span text:style-name="T17">j</text:span><text:span text:style-name="T37">) * V</text:span><text:span text:style-name="T17">i</text:span><text:span text:style-name="T37">(g) / V</text:span><text:span text:style-name="T17">j</text:span><text:span text:style-name="T37">(g) <text:s text:c="3"/>≤ <text:s text:c="3"/>V</text:span><text:span text:style-name="T17">i</text:span><text:span text:style-name="T37">(X</text:span><text:span text:style-name="T17">i</text:span><text:span text:style-name="T37">) + V</text:span><text:span text:style-name="T17">i</text:span><text:span text:style-name="T37">(g) </text:span></text:p>
      <text:p text:style-name="P11"><text:span text:style-name="T25">יחס הערכים של g הוא הכי גדול ב-</text:span><text:span text:style-name="T37">X</text:span><text:span text:style-name="T17">j</text:span><text:span text:style-name="T25">, ולכן:</text:span></text:p>
      <text:p text:style-name="P15"><text:span text:style-name="T37">V</text:span><text:span text:style-name="T17">i </text:span><text:span text:style-name="T37">(X</text:span><text:span text:style-name="T17">j </text:span><text:span text:style-name="T37">) / V</text:span><text:span text:style-name="T17">j </text:span><text:span text:style-name="T37">(X</text:span><text:span text:style-name="T17">j </text:span><text:span text:style-name="T37">) <text:s text:c="3"/>≤ <text:s text:c="3"/>V</text:span><text:span text:style-name="T17">i</text:span><text:span text:style-name="T37">(g) / V</text:span><text:span text:style-name="T17">j</text:span><text:span text:style-name="T37">(g) <text:s text:c="4"/></text:span></text:p>
      <text:p text:style-name="P25"><text:tab/><text:tab/><text:tab/><text:tab/><text:tab/><text:tab/><text:span text:style-name="T113">[הסבר מפורט על שורה זו נמצא בנספח]</text:span></text:p>
      <text:p text:style-name="P23">מציבים למעלה ומקבלים:</text:p>
      <text:p text:style-name="P15"><text:span text:style-name="T37">V</text:span><text:span text:style-name="T17">i </text:span><text:span text:style-name="T37">(X</text:span><text:span text:style-name="T17">j </text:span><text:span text:style-name="T37">) <text:s text:c="3"/>≤ <text:s text:c="5"/>V</text:span><text:span text:style-name="T17">i</text:span><text:span text:style-name="T37">(X</text:span><text:span text:style-name="T17">i</text:span><text:span text:style-name="T37">) + V</text:span><text:span text:style-name="T17">i</text:span><text:span text:style-name="T37">(g) V</text:span><text:span text:style-name="T17">i </text:span><text:span text:style-name="T37">(X</text:span><text:span text:style-name="T17">j </text:span><text:span text:style-name="T37">) - V</text:span><text:span text:style-name="T17">i</text:span><text:span text:style-name="T37">(g) <text:s text:c="4"/>≤ <text:s text:c="5"/>V</text:span><text:span text:style-name="T17">i</text:span><text:span text:style-name="T37">(X</text:span><text:span text:style-name="T17">i</text:span><text:span text:style-name="T37">)</text:span></text:p>
      <text:p text:style-name="P11"><text:span text:style-name="T25">מכאן: אם מורידים את </text:span><text:span text:style-name="T37">g</text:span><text:span text:style-name="T25"> מהסל של </text:span><text:span text:style-name="T37">j</text:span><text:span text:style-name="T25">, אז </text:span><text:span text:style-name="T37">i</text:span><text:span text:style-name="T25"> כבר לא מקנא. </text:span><text:span text:style-name="T31"><text:s text:c="10"/></text:span><text:span text:style-name="T25"><text:s/>*** </text:span></text:p>
      <text:p text:style-name="P47"><text:span text:style-name="T78">ה</text:span><text:span text:style-name="T72">בננו שהחלוקה ה”אידיאלית” של חפצים בדידים היא חלוקה הממקסמת את מכפלת הערכים. אבל איך מוצאים חלוקה כזאת?</text:span></text:p>
      <text:p text:style-name="P47"><text:span text:style-name="T63">נסמן: <text:s text:c="6"/></text:span></text:p>
      <text:p text:style-name="P13"><text:span text:style-name="T54">V</text:span><text:span text:style-name="T20">i</text:span><text:span text:style-name="T21">,g</text:span><text:span text:style-name="T25">= Value of good</text:span><text:span text:style-name="T37"> g</text:span><text:span text:style-name="T25"> to player </text:span><text:span text:style-name="T37">i</text:span><text:span text:style-name="T25">.</text:span></text:p>
      <text:p text:style-name="P14"><text:span text:style-name="T37">x</text:span><text:span text:style-name="T20">i,g</text:span><text:span text:style-name="T25"> = quantity of good </text:span><text:span text:style-name="T37">g</text:span><text:span text:style-name="T25"> given to player </text:span><text:span text:style-name="T37">i</text:span><text:span text:style-name="T25">.</text:span></text:p>
      <text:p text:style-name="P30"><text:soft-page-break/><text:span text:style-name="T72">אנחנו רוצים לפתור בע</text:span><text:span text:style-name="T73">יית אופטימיזציה:</text:span></text:p>
      <text:p text:style-name="P17"><text:span text:style-name="T41">Maximize <text:s text:c="2"/></text:span><text:span text:style-name="T42">sum</text:span><text:span text:style-name="T57">i</text:span><text:span text:style-name="T42"> log</text:span><text:span text:style-name="T44"> </text:span><text:span text:style-name="T43">(</text:span><text:span text:style-name="T44">sum</text:span><text:span text:style-name="T58">g</text:span><text:span text:style-name="T44"> </text:span><text:span text:style-name="T45">(</text:span><text:span text:style-name="T44">x</text:span><text:span text:style-name="T21">i,g </text:span><text:span text:style-name="T55">*</text:span><text:span text:style-name="T54">V</text:span><text:span text:style-name="T21">i,g</text:span><text:span text:style-name="T43">)</text:span><text:span text:style-name="T45">)</text:span></text:p>
      <text:p text:style-name="P18"><text:span text:style-name="T45">s</text:span><text:span text:style-name="T37">uch that for all g: <text:s text:c="3"/>sum</text:span><text:span text:style-name="T56">i</text:span><text:span text:style-name="T53"> x</text:span><text:span text:style-name="T56">ig</text:span><text:span text:style-name="T53"> = 1</text:span></text:p>
      <text:p text:style-name="P30"><text:span text:style-name="T72">כאשר ה-</text:span><text:span text:style-name="T63">x</text:span><text:span text:style-name="T77">i,g </text:span><text:span text:style-name="T63"><text:s/>רציפים, זה קל.</text:span><text:span text:style-name="T65"> </text:span><text:span text:style-name="T63">כאשר ה-x</text:span><text:span text:style-name="T77">i,g </text:span><text:span text:style-name="T63"><text:s/>בדידים, זה קשה!</text:span></text:p>
      <text:p text:style-name="P31"><text:span text:style-name="T64">במאמר</text:span><text:span text:style-name="T66"> </text:span><text:span text:style-name="T67">מ-2016 (ראו "מקורות") ישנו טריק המאפשר לפתור בעיה זו בזמן סביר, </text:span><text:span text:style-name="T71">כאשר כל אחד מהערכים מוגבל למספר בין 1 ל-1000</text:span><text:span text:style-name="T67">. <text:s/>כיוון שממשק-המשתמש באתר שלהם (</text:span><text:span text:style-name="T111">http://www.spliddit.org/apps/goods</text:span><text:span text:style-name="T67">) ממילא מאפשר להכניס רק ערכים בין 1 ל-1000, האלגוריתם עובד על כל קלט </text:span><text:span text:style-name="T69">מציאותי</text:span><text:span text:style-name="T67">.</text:span></text:p>
      <text:p text:style-name="P34"><text:span text:style-name="T63">יש כאן </text:span><text:span text:style-name="T68">דרך חשיבה</text:span><text:span text:style-name="T63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70">!</text:span></text:p>
      <text:p text:style-name="P26"/>
      <text:p text:style-name="P29">נספח</text:p>
      <text:p text:style-name="P44">בהוכחה למעלה השתמשנו בטענה הבאה.</text:p>
      <text:p text:style-name="P39"/>
      <text:p text:style-name="P42"><text:span text:style-name="T118">טענה</text:span><text:span text:style-name="T115">. נתונה קבוצת חפצים </text:span><text:span text:style-name="T79">X</text:span><text:span text:style-name="T85">j</text:span><text:span text:style-name="T116">. יהי g חפץ כלשהו בסל, שעבורו היחס: </text:span><text:span text:style-name="T79">V</text:span><text:span text:style-name="T85">i</text:span><text:span text:style-name="T116">(g)/</text:span><text:span text:style-name="T79">V</text:span><text:span text:style-name="T85">j</text:span><text:span text:style-name="T116">(g) <text:s text:c="2"/>גדול ביותר. <text:s/>אז:</text:span></text:p>
      <text:p text:style-name="P16"><text:span text:style-name="T60">V</text:span><text:span text:style-name="T19">i</text:span><text:span text:style-name="T60">(X</text:span><text:span text:style-name="T19">j</text:span><text:span text:style-name="T60">) / V</text:span><text:span text:style-name="T19">j</text:span><text:span text:style-name="T60">(X</text:span><text:span text:style-name="T19">j</text:span><text:span text:style-name="T60">) <text:s text:c="3"/>≤ <text:s text:c="3"/>V</text:span><text:span text:style-name="T19">i</text:span><text:span text:style-name="T60">(g)/V</text:span><text:span text:style-name="T19">j</text:span><text:span text:style-name="T60">(g)</text:span></text:p>
      <text:p text:style-name="P40"><text:span text:style-name="T119">הוכחת הטענה</text:span>:</text:p>
      <text:p text:style-name="P45">נסמן את יחס הערכים של כל חפץ g ב r(g).</text:p>
      <text:p text:style-name="P45">נכתוב את שני ערכי הסלים בצד שמאל כסכומים:</text:p>
      <text:p text:style-name="P37"><text:span text:style-name="T82">V</text:span><text:span text:style-name="T88">i</text:span><text:span text:style-name="T82">(X</text:span><text:span text:style-name="T88">j</text:span><text:span text:style-name="T82">)</text:span><text:span text:style-name="T79"> </text:span><text:span text:style-name="T80">= </text:span><text:span text:style-name="T83">sum </text:span><text:span text:style-name="T92">h in Xj </text:span><text:span text:style-name="T95"><text:s/></text:span><text:span text:style-name="T106">V</text:span><text:span text:style-name="T86">i</text:span><text:span text:style-name="T95">(h) = </text:span><text:span text:style-name="T100">sum </text:span><text:span text:style-name="T94">h in Xj </text:span><text:span text:style-name="T101"><text:s/>r(</text:span><text:span text:style-name="T102">h</text:span><text:span text:style-name="T101">)*</text:span><text:span text:style-name="T108">V</text:span><text:span text:style-name="T89">j</text:span><text:span text:style-name="T101">(h)</text:span></text:p>
      <text:p text:style-name="P36"><text:span text:style-name="T82">V</text:span><text:span text:style-name="T88">j</text:span><text:span text:style-name="T82">(X</text:span><text:span text:style-name="T88">j</text:span><text:span text:style-name="T82">)</text:span><text:span text:style-name="T79"> <text:s text:c="17"/></text:span><text:span text:style-name="T81">= </text:span><text:span text:style-name="T84">sum </text:span><text:span text:style-name="T94">h in Xj </text:span><text:span text:style-name="T101"><text:s/></text:span><text:span text:style-name="T108">V</text:span><text:span text:style-name="T89">j</text:span><text:span text:style-name="T101">(h)</text:span></text:p>
      <text:p text:style-name="P27"/>
      <text:p text:style-name="P35"><text:span text:style-name="T103">מכאן נובע, שהמנה בצד שמאל: </text:span><text:span text:style-name="T109">V</text:span><text:span text:style-name="T90">i</text:span><text:span text:style-name="T109">(X</text:span><text:span text:style-name="T90">j</text:span><text:span text:style-name="T109">) / V</text:span><text:span text:style-name="T90">j</text:span><text:span text:style-name="T109">(X</text:span><text:span text:style-name="T90">j</text:span><text:span text:style-name="T109">)</text:span><text:span text:style-name="T103"> </text:span><text:span text:style-name="T104">, </text:span><text:span text:style-name="T103">היא </text:span><text:span text:style-name="T110">ממוצע משוקלל </text:span><text:span text:style-name="T103">של הערכים r(h), כאשר המשקל של כל ערך r(h) הוא </text:span><text:span text:style-name="T109">V</text:span><text:span text:style-name="T91">j</text:span><text:span text:style-name="T105">(h) <text:s text:c="3"/></text:span><text:span text:style-name="T103">(ממוצע משוקלל = סכום הערכים כפול המשקלים, מחולק בסכום המשקלים).</text:span></text:p>
      <text:p text:style-name="P27"/>
      <text:p text:style-name="P32"><text:span text:style-name="T98">כל ממוצע משוקלל של ערכים, קטן או שווה מהערך המקסימלי. </text:span><text:span text:style-name="T97">לכן</text:span><text:span text:style-name="T98">:</text:span></text:p>
      <text:p text:style-name="P38"><text:span text:style-name="T106">V</text:span><text:span text:style-name="T86">i</text:span><text:span text:style-name="T106">(X</text:span><text:span text:style-name="T86">j</text:span><text:span text:style-name="T106">) / V</text:span><text:span text:style-name="T86">j</text:span><text:span text:style-name="T106">(X</text:span><text:span text:style-name="T86">j</text:span><text:span text:style-name="T106">) <text:s text:c="3"/>≤ <text:s text:c="2"/></text:span><text:span text:style-name="T99">max </text:span><text:span text:style-name="T93">h </text:span><text:span text:style-name="T92">in Xj </text:span><text:span text:style-name="T95"><text:s/>r(</text:span><text:span text:style-name="T96">h</text:span><text:span text:style-name="T95">)*</text:span><text:span text:style-name="T106">V</text:span><text:span text:style-name="T87">j</text:span><text:span text:style-name="T95">(h) </text:span><text:span text:style-name="T97">= </text:span><text:span text:style-name="T106"><text:s/></text:span><text:span text:style-name="T107">r</text:span><text:span text:style-name="T106">(g)</text:span></text:p>
      <text:p text:style-name="P43"><text:span text:style-name="T114">כיוון ש-</text:span><text:span text:style-name="T117">g</text:span><text:span text:style-name="T114"> הוגדר כחפץ שהיחס r(g) עבורו הוא מקסימלי. <text:s text:c="3"/>***</text:span></text:p>
      <text:p text:style-name="P41"/>
      <text:p text:style-name="P41"/>
      <text:p text:style-name="P5">מקורות</text:p>
      <text:list text:style-name="L1">
        <text:list-item>
          <text:p text:style-name="P49"><text:span text:style-name="Citation"><text:span text:style-name="T61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1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61">.</text:span></text:span><text:span text:style-name="Citation"><text:span text:style-name="T62"> - אלגוריתם מעגלי הקנאה</text:span></text:span></text:p>
        </text:list-item>
        <text:list-item>
          <text:p text:style-name="P49"><text:span text:style-name="Citation"><text:span text:style-name="T61">Caragiannis, Ioannis; Kurokawa, David; Moulin, Hervé; Procaccia, Ariel D.; Shah, Nisarg; Wang, Junxing (2016). The Unreasonable Fairness of Maximum Nash Welfare. Proceedings of the 2016 </text:span></text:span><text:soft-page-break/><text:span text:style-name="Citation"><text:span text:style-name="T61">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1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61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61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61">.</text:span></text:span><text:span text:style-name="Citation"><text:span text:style-name="T62"> - אלגוריתם מיקסום המכפלה</text:span></text:span></text:p>
        </text:list-item>
      </text:list>
      <text:list text:style-name="L2">
        <text:list-header>
          <text:p text:style-name="P50"/>
          <text:p text:style-name="P50">‏</text:p>
        </text:list-header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pitch="variable"/>
    <style:font-face style:name="Nachlieli CLM2" svg:font-family="'Nachlieli CLM'" style:font-family-generic="roman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3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3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3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2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2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22T19:09:21.781000000</dc:date>
    <meta:editing-duration>P14DT23H55M34S</meta:editing-duration>
    <meta:editing-cycles>1636</meta:editing-cycles>
    <meta:document-statistic meta:table-count="0" meta:image-count="0" meta:object-count="0" meta:page-count="3" meta:paragraph-count="52" meta:word-count="610" meta:character-count="3477" meta:non-whitespace-character-count="2791"/>
  </office:meta>
</office:document-meta>
</file>